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ula1" style:family="table">
      <style:table-properties style:width="17cm" table:align="margins" style:writing-mode="lr-tb"/>
    </style:style>
    <style:style style:name="Taula1.A" style:family="table-column">
      <style:table-column-properties style:column-width="5.667cm" style:rel-column-width="21845*"/>
    </style:style>
    <style:style style:name="Tau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ula1.C1" style:family="table-cell">
      <style:table-cell-properties fo:background-color="#cccccc" fo:padding="0.097cm" fo:border="0.05pt solid #000000">
        <style:background-image/>
      </style:table-cell-properties>
    </style:style>
    <style:style style:name="Taula1.A2" style:family="table-cell">
      <style:table-cell-properties fo:background-color="#eeeeee" fo:padding="0.097cm" fo:border-left="0.05pt solid #000000" fo:border-right="none" fo:border-top="none" fo:border-bottom="0.05pt solid #000000">
        <style:background-image/>
      </style:table-cell-properties>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writing-mode="lr-tb"/>
    </style:style>
    <style:style style:name="Taula2.A" style:family="table-column">
      <style:table-column-properties style:column-width="5.667cm" style:rel-column-width="21845*"/>
    </style:style>
    <style:style style:name="Tau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ula2.C1" style:family="table-cell">
      <style:table-cell-properties fo:background-color="#cccccc" fo:padding="0.097cm" fo:border="0.05pt solid #000000">
        <style:background-image/>
      </style:table-cell-properties>
    </style:style>
    <style:style style:name="Taula2.A2" style:family="table-cell">
      <style:table-cell-properties fo:background-color="#eeeeee" fo:padding="0.097cm" fo:border-left="0.05pt solid #000000" fo:border-right="none" fo:border-top="none" fo:border-bottom="0.05pt solid #000000">
        <style:background-image/>
      </style:table-cell-properties>
    </style:style>
    <style:style style:name="Taula2.B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2.B3" style:family="table-cell">
      <style:table-cell-properties fo:padding="0.097cm" fo:border-left="0.05pt solid #000000" fo:border-right="none" fo:border-top="none" fo:border-bottom="0.05pt solid #000000"/>
    </style:style>
    <style:style style:name="Taula2.C3" style:family="table-cell">
      <style:table-cell-properties fo:padding="0.097cm" fo:border-left="0.05pt solid #000000" fo:border-right="0.05pt solid #000000" fo:border-top="none" fo:border-bottom="0.05pt solid #000000"/>
    </style:style>
    <style:style style:name="Taula2.B4" style:family="table-cell">
      <style:table-cell-properties fo:padding="0.097cm" fo:border-left="0.05pt solid #000000" fo:border-right="none" fo:border-top="none" fo:border-bottom="0.05pt solid #000000"/>
    </style:style>
    <style:style style:name="Taula2.C4"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1pt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fo:margin-top="0cm" fo:margin-bottom="0.101cm" loext:contextual-spacing="false"/>
      <style:text-properties style:use-window-font-color="true" style:font-name="Tahoma" fo:font-size="15pt" fo:language="zxx" fo:country="none" fo:font-weight="bold" officeooo:rsid="00197ab7" officeooo:paragraph-rsid="001aa2d1"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 style:family="paragraph" style:parent-style-name="Preformatted_20_Text">
      <style:paragraph-properties fo:margin-top="0cm" fo:margin-bottom="0.101cm" loext:contextual-spacing="false"/>
      <style:text-properties style:use-window-font-color="true" style:font-name="Tahoma" fo:font-size="12pt" fo:language="zxx" fo:country="none" fo:font-weight="bold" officeooo:rsid="00217119" officeooo:paragraph-rsid="00217119"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7"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132081" officeooo:paragraph-rsid="001bd97d"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132081" officeooo:paragraph-rsid="001ce51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9"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132081" officeooo:paragraph-rsid="001f7e79"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2041d5" officeooo:paragraph-rsid="0021879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2041d5" officeooo:paragraph-rsid="0028b0a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fo:margin-top="0cm" fo:margin-bottom="0.199cm" loext:contextual-spacing="false"/>
      <style:text-properties style:use-window-font-color="true" style:font-name="Tahoma" fo:font-size="12pt" fo:language="zxx" fo:country="none" fo:font-weight="bold" officeooo:rsid="001ce51c" officeooo:paragraph-rsid="001ce5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3" style:family="paragraph" style:parent-style-name="Standard">
      <style:paragraph-properties fo:margin-top="0cm" fo:margin-bottom="0.199cm" loext:contextual-spacing="false"/>
      <style:text-properties style:use-window-font-color="true" style:font-name="Tahoma" fo:font-size="12pt" fo:language="zxx" fo:country="none" fo:font-weight="bold" officeooo:rsid="002041d5" officeooo:paragraph-rsid="00223375"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4" style:family="paragraph" style:parent-style-name="Standard">
      <style:paragraph-properties fo:margin-top="0cm" fo:margin-bottom="0.199cm" loext:contextual-spacing="false"/>
      <style:text-properties style:use-window-font-color="true" style:font-name="Tahoma" fo:font-size="12pt" fo:language="zxx" fo:country="none" fo:font-weight="bold" officeooo:rsid="0028f8d5" officeooo:paragraph-rsid="0028f8d5"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5" style:family="paragraph" style:parent-style-name="Standard">
      <style:paragraph-properties fo:margin-top="0cm" fo:margin-bottom="0.199cm" loext:contextual-spacing="false"/>
      <style:text-properties style:use-window-font-color="true" style:font-name="Tahoma" fo:font-size="12pt" fo:language="zxx" fo:country="none" fo:font-weight="bold" officeooo:rsid="002961d8" officeooo:paragraph-rsid="002961d8"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6"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bold" officeooo:rsid="001ce5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7"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bold" officeooo:rsid="001ce51c" officeooo:paragraph-rsid="001d47c0"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bold" officeooo:rsid="001ce51c" officeooo:paragraph-rsid="001d854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9"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normal" officeooo:rsid="001ce51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0"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normal" officeooo:rsid="001ce51c" officeooo:paragraph-rsid="001d47c0"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normal" officeooo:rsid="001ce51c" officeooo:paragraph-rsid="001d854d"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2"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officeooo:rsid="00132081" officeooo:paragraph-rsid="001f7e79"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3"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officeooo:rsid="002041d5" officeooo:paragraph-rsid="002041d5"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4"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officeooo:rsid="002041d5" officeooo:paragraph-rsid="002041d5"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5" style:family="paragraph" style:parent-style-name="Standard">
      <style:paragraph-properties fo:margin-top="0.199cm" fo:margin-bottom="0.199cm" loext:contextual-spacing="false"/>
      <style:text-properties style:use-window-font-color="true" style:font-name="Tahoma" fo:font-size="12pt" fo:language="zxx" fo:country="none" fo:font-weight="bold" officeooo:rsid="001e0994" officeooo:paragraph-rsid="001e0994"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6" style:family="paragraph" style:parent-style-name="Standard">
      <style:paragraph-properties fo:margin-top="0.199cm" fo:margin-bottom="0.199cm" loext:contextual-spacing="false"/>
      <style:text-properties style:use-window-font-color="true" style:font-name="Tahoma" fo:font-size="12pt" fo:language="zxx" fo:country="none" fo:font-weight="bold" officeooo:rsid="001d854d" officeooo:paragraph-rsid="001d854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7" style:family="paragraph" style:parent-style-name="Table_20_Contents">
      <style:paragraph-properties fo:margin-top="0cm" fo:margin-bottom="0cm" loext:contextual-spacing="false"/>
      <style:text-properties style:font-name="Tahoma" fo:font-size="6pt" officeooo:paragraph-rsid="001aa2d1" style:font-size-asian="6pt" style:font-size-complex="6pt"/>
    </style:style>
    <style:style style:name="P28" style:family="paragraph" style:parent-style-name="Table_20_Contents">
      <style:paragraph-properties fo:margin-top="0cm" fo:margin-bottom="0cm" loext:contextual-spacing="false"/>
      <style:text-properties style:font-name="Tahoma" fo:font-size="6pt" officeooo:paragraph-rsid="001e0994" style:font-size-asian="6pt" style:font-size-complex="6pt"/>
    </style:style>
    <style:style style:name="P29" style:family="paragraph" style:parent-style-name="Table_20_Contents">
      <style:paragraph-properties fo:margin-top="0cm" fo:margin-bottom="0cm" loext:contextual-spacing="false"/>
      <style:text-properties style:font-name="Tahoma" fo:font-size="6pt" officeooo:paragraph-rsid="00217119" style:font-size-asian="6pt" style:font-size-complex="6pt"/>
    </style:style>
    <style:style style:name="P30" style:family="paragraph" style:parent-style-name="Table_20_Contents">
      <style:paragraph-properties fo:margin-top="0cm" fo:margin-bottom="0cm" loext:contextual-spacing="false"/>
      <style:text-properties style:font-name="Tahoma" fo:font-size="6pt" officeooo:paragraph-rsid="0026e013" style:font-size-asian="6pt" style:font-size-complex="6pt"/>
    </style:style>
    <style:style style:name="P31" style:family="paragraph" style:parent-style-name="Standard">
      <style:text-properties style:use-window-font-color="true" style:font-name="Tahoma" fo:font-size="12pt" fo:language="zxx" fo:country="none" fo:font-weight="normal" officeooo:rsid="002041d5" officeooo:paragraph-rsid="0026e013"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2" style:family="paragraph" style:parent-style-name="Standard" style:master-page-name="Standard">
      <style:paragraph-properties fo:margin-top="0cm" fo:margin-bottom="0.199cm" loext:contextual-spacing="false" style:page-number="auto"/>
      <style:text-properties style:use-window-font-color="true" style:font-name="Tahoma" fo:font-size="12pt" fo:language="zxx" fo:country="none" fo:font-weight="normal" officeooo:rsid="00132081" officeooo:paragraph-rsid="00150e50"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3"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2961d8" officeooo:paragraph-rsid="002961d8"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4" style:family="paragraph" style:parent-style-name="Table_20_Contents">
      <style:text-properties style:font-name="Tahoma" fo:font-weight="bold" officeooo:paragraph-rsid="002cb009" style:font-weight-asian="bold" style:font-name-complex="Tahoma" style:font-weight-complex="bold"/>
    </style:style>
    <style:style style:name="T1" style:family="text">
      <style:text-properties fo:font-weight="normal" style:font-weight-asian="normal" style:font-weight-complex="normal"/>
    </style:style>
    <style:style style:name="T2" style:family="text">
      <style:text-properties fo:font-weight="normal" officeooo:rsid="00132081" style:font-weight-asian="normal" style:font-weight-complex="normal"/>
    </style:style>
    <style:style style:name="T3" style:family="text">
      <style:text-properties fo:font-weight="normal" officeooo:rsid="001e61f8" style:font-weight-asian="normal" style:font-weight-complex="normal"/>
    </style:style>
    <style:style style:name="T4" style:family="text">
      <style:text-properties fo:font-weight="normal" officeooo:rsid="002cb009" style:font-weight-asian="normal" style:font-weight-complex="normal"/>
    </style:style>
    <style:style style:name="T5" style:family="text">
      <style:text-properties officeooo:rsid="00178c37"/>
    </style:style>
    <style:style style:name="T6" style:family="text">
      <style:text-properties officeooo:rsid="001aa2d1"/>
    </style:style>
    <style:style style:name="T7" style:family="text">
      <style:text-properties officeooo:rsid="001ce51c"/>
    </style:style>
    <style:style style:name="T8" style:family="text">
      <style:text-properties fo:font-size="15pt" style:font-size-asian="15pt" style:font-size-complex="15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style:style style:name="T12" style:family="text">
      <style:text-properties officeooo:rsid="00251910"/>
    </style:style>
    <style:style style:name="T13" style:family="text">
      <style:text-properties style:font-name="sans-serif" fo:font-size="13.5pt" fo:font-weight="normal" officeooo:rsid="00132081" style:font-weight-asian="normal" style:font-weight-complex="normal"/>
    </style:style>
    <style:style style:name="T14" style:family="text">
      <style:text-properties style:font-name="sans-serif" fo:font-size="13.5pt" fo:font-weight="normal" officeooo:rsid="001eeea1" style:font-weight-asian="normal" style:font-weight-complex="normal"/>
    </style:style>
    <style:style style:name="T15" style:family="text">
      <style:text-properties style:font-name="sans-serif" fo:font-size="13.5pt" fo:font-weight="normal" officeooo:rsid="002cb009" style:font-weight-asian="normal" style:font-weight-complex="normal"/>
    </style:style>
    <style:style style:name="T16" style:family="text">
      <style:text-properties fo:font-size="13.5pt" fo:font-weight="normal" officeooo:rsid="001eeea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n esta práctica aprenderemos a instalar los sistemas operativos Ubuntu 17.04 y Fedora 26 realizando todos los pasos necesarios para llevar a cabo esta tarea. Al final de esta <text:span text:style-name="T5">práctica</text:span> es necesario que sea entregado este archivo rellenando cada uno los espacios especialmente reservados para que los rellene.</text:p>
      <text:p text:style-name="P5"><text:span text:style-name="T6">Ejercicio 1: </text:span><text:span text:style-name="T10">Comprobación de los requisitos de instalación</text:span></text:p>
      <table:table table:name="Tabla4" table:style-name="Tabla4">
        <table:table-column table:style-name="Tabla4.A"/>
        <table:table-row>
          <table:table-cell table:style-name="Tabla4.A1" office:value-type="string">
            <text:p text:style-name="P27"/>
          </table:table-cell>
        </table:table-row>
      </table:table>
      <text:p text:style-name="P7">Antes de instalar cualquier sistema operativo hay que comprobar que el hardware del ordenador donde instalará es compatible con éste. Para llevar esto a cabo, lo más habitual es visitar la página</text:p>
      <text:p text:style-name="P7">web del fabricante y verificar los requisitos de instalación.</text:p>
      <text:p text:style-name="P8">Rellene la tabla con los requisitos mínimos y recomendados de instalación para el tipo de arquitectura sobre el que instalará el sistema, para cada uno de los SSOO <text:span text:style-name="T7">(Ubuntu 17.04 y Fedora 26)</text:span>:</text:p>
      <text:p text:style-name="P12">Ubuntu 17.04:</text:p>
      <table:table table:name="Taula1" table:style-name="Taula1">
        <table:table-column table:style-name="Taula1.A" table:number-columns-repeated="3"/>
        <table:table-row>
          <table:table-cell table:style-name="Taula1.A1" office:value-type="string">
            <text:p text:style-name="P16"/>
          </table:table-cell>
          <table:table-cell table:style-name="Taula1.A1" office:value-type="string">
            <text:p text:style-name="P17">Mínimo</text:p>
          </table:table-cell>
          <table:table-cell table:style-name="Taula1.C1" office:value-type="string">
            <text:p text:style-name="P17">Recomendado</text:p>
          </table:table-cell>
        </table:table-row>
        <table:table-row>
          <table:table-cell table:style-name="Taula1.A2" office:value-type="string">
            <text:p text:style-name="P20">Procesador</text:p>
          </table:table-cell>
          <table:table-cell table:style-name="Taula1.B4" office:value-type="string">
            <text:p text:style-name="P19"/>
          </table:table-cell>
          <table:table-cell table:style-name="Taula1.C4" office:value-type="string">
            <text:p text:style-name="P19"/>
          </table:table-cell>
        </table:table-row>
        <table:table-row>
          <table:table-cell table:style-name="Taula1.A2" office:value-type="string">
            <text:p text:style-name="P20">Memoria RAM</text:p>
          </table:table-cell>
          <table:table-cell table:style-name="Taula1.B3" office:value-type="string">
            <text:p text:style-name="P19"/>
          </table:table-cell>
          <table:table-cell table:style-name="Taula1.C3" office:value-type="string">
            <text:p text:style-name="P19"/>
          </table:table-cell>
        </table:table-row>
        <table:table-row>
          <table:table-cell table:style-name="Taula1.A2" office:value-type="string">
            <text:p text:style-name="P20">Disco duro</text:p>
          </table:table-cell>
          <table:table-cell table:style-name="Taula1.B4" office:value-type="string">
            <text:p text:style-name="P19"/>
          </table:table-cell>
          <table:table-cell table:style-name="Taula1.C4" office:value-type="string">
            <text:p text:style-name="P19"/>
          </table:table-cell>
        </table:table-row>
      </table:table>
      <text:p text:style-name="P26">Fedora 26:</text:p>
      <table:table table:name="Taula2" table:style-name="Taula2">
        <table:table-column table:style-name="Taula2.A" table:number-columns-repeated="3"/>
        <table:table-row>
          <table:table-cell table:style-name="Taula2.A1" office:value-type="string">
            <text:p text:style-name="P18"/>
          </table:table-cell>
          <table:table-cell table:style-name="Taula2.A1" office:value-type="string">
            <text:p text:style-name="P18">Mínimo</text:p>
          </table:table-cell>
          <table:table-cell table:style-name="Taula2.C1" office:value-type="string">
            <text:p text:style-name="P18">Recomendado</text:p>
          </table:table-cell>
        </table:table-row>
        <table:table-row>
          <table:table-cell table:style-name="Taula2.A2" office:value-type="string">
            <text:p text:style-name="P21">Procesador</text:p>
          </table:table-cell>
          <table:table-cell table:style-name="Taula2.B4" office:value-type="string">
            <text:p text:style-name="P21"/>
          </table:table-cell>
          <table:table-cell table:style-name="Taula2.C4" office:value-type="string">
            <text:p text:style-name="P21"/>
          </table:table-cell>
        </table:table-row>
        <table:table-row>
          <table:table-cell table:style-name="Taula2.A2" office:value-type="string">
            <text:p text:style-name="P21">Memoria RAM</text:p>
          </table:table-cell>
          <table:table-cell table:style-name="Taula2.B3" office:value-type="string">
            <text:p text:style-name="P21"/>
          </table:table-cell>
          <table:table-cell table:style-name="Taula2.C3" office:value-type="string">
            <text:p text:style-name="P21"/>
          </table:table-cell>
        </table:table-row>
        <table:table-row>
          <table:table-cell table:style-name="Taula2.A2" office:value-type="string">
            <text:p text:style-name="P21">Disco duro</text:p>
          </table:table-cell>
          <table:table-cell table:style-name="Taula2.B4" office:value-type="string">
            <text:p text:style-name="P21"/>
          </table:table-cell>
          <table:table-cell table:style-name="Taula2.C4" office:value-type="string">
            <text:p text:style-name="P21"/>
          </table:table-cell>
        </table:table-row>
      </table:table>
      <text:p text:style-name="P25"><text:span text:style-name="T8">Ejercicio 2:</text:span> Obtención y verificación del soporte de instalación</text:p>
      <table:table table:name="Taula3" table:style-name="Taula3">
        <table:table-column table:style-name="Taula3.A"/>
        <table:table-row>
          <table:table-cell table:style-name="Taula3.A1" office:value-type="string">
            <text:p text:style-name="P28"/>
          </table:table-cell>
        </table:table-row>
      </table:table>
      <text:p text:style-name="P9">Una vez sabemos que cumplimos los requisitos de instalación necesitamos obtener el medio de instalación del sistema. Dependiendo del sistema operativo este apoyo se podrá descargar o deberá obtener mediante un medio físico.</text:p>
      <text:p text:style-name="P22"><text:bookmark text:name="tw-target-text"/>Copie la URL de descarga de la imagen ISO de instalación básica de <text:soft-page-break/>Ubuntu 17.04 y Fedora 26.</text:p>
      <text:p text:style-name="P24">Cuando obtenemos una imagen de instalación es muy importante que en verificamos el contenido ya que un pequeño error podría hacer que su instalación no se pudiera llevar a cabo correctamente o causar problemas durante la ejecución del sistema.</text:p>
      <text:p text:style-name="P23">Busque, en la página web oficial de Ubuntu 17.04 y Fedora 26, el mecanismo para verificar su imagen ISO y verifique la. Especifique el procedimiento que ha seguido.</text:p>
      <text:p text:style-name="P6"><text:span text:style-name="T8">Ejercicio 3:</text:span> Arranque del medio de instalación</text:p>
      <table:table table:name="Taula4" table:style-name="Taula4">
        <table:table-column table:style-name="Taula4.A"/>
        <table:table-row>
          <table:table-cell table:style-name="Taula4.A1" office:value-type="string">
            <text:p text:style-name="P29"/>
          </table:table-cell>
        </table:table-row>
      </table:table>
      <text:p text:style-name="P10">En este apartado veremos cómo iniciar la instalación del sistema operativo en nuestro disco duro.</text:p>
      <text:p text:style-name="P10">En condiciones normales, <text:span text:style-name="T12">grabaríamos</text:span> la imagen de instalación obtenida en un soporte físico y arr<text:span text:style-name="T12">a</text:span>ncarí<text:span text:style-name="T12">amos</text:span> la máquina con este apoyo, modificando antes los parámetros de arranque de la BIOS.</text:p>
      <text:p text:style-name="P10">En este crédito hemos optado por la utilización de máquinas virtuales para la realización de estas tareas, así que el inicio del proceso de instalación varía ligeramente en el arranque del asistente de instalación, pero el resto de pasos son exactamente los mismos.</text:p>
      <text:p text:style-name="P10">Antes de comenzar la instalación será necesario que preparamos una nueva máquina con el VirtualBox, que tendrá las siguientes características:</text:p>
      <text:p text:style-name="P10">● Nombre: M1.SO.Dual</text:p>
      <text:p text:style-name="P10">● Sistema Operativo: Other</text:p>
      <text:p text:style-name="P10">● Versión: Other / Unknown (no es que no conozcamos el sistema, sino que esta máquina</text:p>
      <text:p text:style-name="P10">albergará varios SO).</text:p>
      <text:p text:style-name="P10">● Memoria: 1500 MB (en caso de no tener mucha capacidad)</text:p>
      <text:p text:style-name="P10">● Disco duro: Imagen nueva que se expande dinámicamente de 30 GB con el nombre M1.SO.Dual</text:p>
      <text:p text:style-name="P10">● Memoria de vídeo: 32 MB</text:p>
      <text:p text:style-name="P10">● CD / DVD: Imagen ISO de Ubuntu 17.04 o Fedora 26</text:p>
      <text:p text:style-name="P10">● En determinadas ocasiones es necesario habilitar la opción IO APIC (a menudo no es necesario).</text:p>
      <text:p text:style-name="P10">En esta máquina tenemos pensado alojar dos o tres sistemas operativos diferentes. El sistema, cuando arranque, nos mostrará una pantalla de <text:soft-page-break/>selección donde podremos determinar cuál de estos dos sistemas operativos querremos arrancar.</text:p>
      <text:p text:style-name="P13">Arranque la ISO de Fedora en la máquina virtual que acaba de crear y divulga su resultado. Puede que este proceso sea un poco lento, sea paciente.</text:p>
      <text:p text:style-name="P31"><text:span text:style-name="T9">Ejercicio 4:</text:span> <text:span text:style-name="T11">Instalación del Sistema Operativo</text:span></text:p>
      <table:table table:name="Taula5" table:style-name="Taula5">
        <table:table-column table:style-name="Taula5.A"/>
        <table:table-row>
          <table:table-cell table:style-name="Taula5.A1" office:value-type="string">
            <text:p text:style-name="P30"/>
          </table:table-cell>
        </table:table-row>
      </table:table>
      <text:p text:style-name="P11">Una vez dentro de la sesión gráfica aparecerá en el escritorio un icono de instalación. Haga doble click y vaya siguiendo los pasos de instalación:</text:p>
      <text:p text:style-name="P11">● Selección de la disposición de teclado: Español</text:p>
      <text:p text:style-name="P11">● Nombre del host: alumno</text:p>
      <text:p text:style-name="P11">● Selección de la zona horaria: Europa / Madrid</text:p>
      <text:p text:style-name="P11">● Elección de la contraseña de usuario root: alumno</text:p>
      <text:p text:style-name="P14">¿Qué es una partición? ¿Qué ventajas supone su utilización? ¿Qué diferencia entre una partición primaria, una extendida y una lógica? Cuántas particiones de cada tipo podemos tener?</text:p>
      <text:p text:style-name="P15">● El particionamiento del disco duro: <text:span text:style-name="T1">Este es el paso más importante de la instalación, ya que debemos determinar la estrategia de instalación del sistema. En este caso haremos lo siguiente:</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text-properties style:font-name="Tahoma" fo:font-weight="bold" officeooo:paragraph-rsid="002cb009" style:font-weight-asian="bold" style:font-name-complex="Tahoma" style:font-weight-complex="bold"/>
    </style:style>
    <style:style style:name="MP5"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officeooo:rsid="00132081" style:font-weight-asian="normal" style:font-weight-complex="normal"/>
    </style:style>
    <style:style style:name="MT2" style:family="text">
      <style:text-properties fo:font-weight="normal" officeooo:rsid="002cb009" style:font-weight-asian="normal" style:font-weight-complex="normal"/>
    </style:style>
    <style:style style:name="MT3" style:family="text">
      <style:text-properties style:font-name="sans-serif" fo:font-size="13.5pt" fo:font-weight="normal" officeooo:rsid="00132081" style:font-weight-asian="normal" style:font-weight-complex="normal"/>
    </style:style>
    <style:style style:name="MT4" style:family="text">
      <style:text-properties style:font-name="sans-serif" fo:font-size="13.5pt" fo:font-weight="normal" officeooo:rsid="001eeea1" style:font-weight-asian="normal" style:font-weight-complex="normal"/>
    </style:style>
    <style:style style:name="MT5" style:family="text">
      <style:text-properties style:font-name="sans-serif" fo:font-size="13.5pt" fo:font-weight="normal" officeooo:rsid="002cb009"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4">Práctica: <text:span text:style-name="MT1">Práctica </text:span><text:span text:style-name="MT2">4</text:span><text:span text:style-name="MT1"> -</text:span><text:span text:style-name="MT3">Instalació</text:span><text:span text:style-name="MT4">n</text:span><text:span text:style-name="MT3"> i configuració</text:span><text:span text:style-name="MT4">n</text:span><text:span text:style-name="MT3"> de </text:span><text:span text:style-name="MT4">SSO</text:span><text:span text:style-name="MT5">O</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5"><text:page-number text:select-page="current">3</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1-27T16:59:04.359651982</dc:date>
    <meta:editing-cycles>35</meta:editing-cycles>
    <meta:editing-duration>PT1H20M35S</meta:editing-duration>
    <meta:generator>LibreOffice/5.1.6.2$Linux_X86_64 LibreOffice_project/10m0$Build-2</meta:generator>
    <meta:document-statistic meta:table-count="8" meta:image-count="0" meta:object-count="0" meta:page-count="3" meta:paragraph-count="56" meta:word-count="677" meta:character-count="4188" meta:non-whitespace-character-count="3567"/>
  </office:meta>
</office:document-meta>
</file>